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900000009114AF2AAD5FB8C1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45e" officeooo:paragraph-rsid="0012b45e"/>
    </style:style>
    <style:style style:name="P2" style:family="paragraph" style:parent-style-name="Standard">
      <style:text-properties fo:font-weight="bold" officeooo:rsid="0012b45e" officeooo:paragraph-rsid="0012b45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2b45e" officeooo:paragraph-rsid="0012b45e"/>
    </style:style>
    <style:style style:name="P4" style:family="paragraph" style:parent-style-name="Standard">
      <style:text-properties officeooo:rsid="00156b40" officeooo:paragraph-rsid="00156b40"/>
    </style:style>
    <style:style style:name="P5" style:family="paragraph" style:parent-style-name="Standard">
      <style:text-properties officeooo:rsid="0016d209" officeooo:paragraph-rsid="0016d209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912c4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12b45e" officeooo:paragraph-rsid="0012b45e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1912c4" officeooo:paragraph-rsid="001912c4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1aac19" officeooo:paragraph-rsid="001aac19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1912c4" officeooo:paragraph-rsid="001912c4"/>
    </style:style>
    <style:style style:name="P13" style:family="paragraph" style:parent-style-name="Standard">
      <style:text-properties officeooo:rsid="001aac19" officeooo:paragraph-rsid="001aac19"/>
    </style:style>
    <style:style style:name="P14" style:family="paragraph" style:parent-style-name="Preformatted_20_Text">
      <style:text-properties officeooo:rsid="00156b40" officeooo:paragraph-rsid="00156b40"/>
    </style:style>
    <style:style style:name="P15" style:family="paragraph" style:parent-style-name="Preformatted_20_Text">
      <style:text-properties officeooo:rsid="0016d209" officeooo:paragraph-rsid="0016d209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56b40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156b40"/>
    </style:style>
    <style:style style:name="T3" style:family="text">
      <style:text-properties fo:color="#808080"/>
    </style:style>
    <style:style style:name="T4" style:family="text">
      <style:text-properties fo:color="#569cd6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rcicios Introducción a XML</text:p>
      <text:h text:style-name="Heading_20_3" text:outline-level="3"><text:span text:style-name="T1">1)</text:span> Introducción</text:h>
      <text:p text:style-name="P2">a. Señala un elemento, una etiqueta y un atributo</text:p>
      <text:p text:style-name="P1">&lt;direccion&gt;</text:p>
      <text:p text:style-name="P1">&lt;nombre&gt;</text:p>
      <text:p text:style-name="P1">&lt;titulo&gt;Mrs.&lt;/titulo&gt;</text:p>
      <text:p text:style-name="P1">&lt;nombre&gt;Mary &lt;/nombre&gt;</text:p>
      <text:p text:style-name="P1">&lt;apellidos&gt; McGoon &lt;/apellidos&gt;</text:p>
      <text:p text:style-name="P1">&lt;/nombre&gt;</text:p>
      <text:p text:style-name="P1">&lt;calle&gt; 1401 Main Street &lt;/calle&gt;</text:p>
      <text:p text:style-name="P1">&lt;ciudad estado="NC"&gt;Anytown&lt;/ciudad&gt;</text:p>
      <text:p text:style-name="P1">&lt;codigo-postal&gt; 34829 &lt;/codigopostal&gt;</text:p>
      <text:p text:style-name="P1">&lt;/direccion&gt;</text:p>
      <text:p text:style-name="P1"/>
      <text:p text:style-name="P1">Elemento: dirección</text:p>
      <text:p text:style-name="P1">etiqueta: <text:s/>titulo</text:p>
      <text:p text:style-name="P1">atributo: Mary</text:p>
      <text:p text:style-name="P3"/>
      <text:p text:style-name="P2">Valida el archivo en https://www.freeformatter.com/xml-validator-xsd.html</text:p>
      <text:p text:style-name="P2">b. Señala el error.</text:p>
      <text:p text:style-name="P1">&lt;codigo-postal&gt; 34829 &lt;/codigopostal&gt;</text:p>
      <text:p text:style-name="P2">c. Valida en http://www.xmlvalidation.com/ también</text:p>
      <text:p text:style-name="P1"/>
      <text:h text:style-name="Heading_20_3" text:outline-level="3"><text:span text:style-name="T1">2)</text:span> Observa los ejemplos de archivos XML en la dirección:</text:h>
      <text:p text:style-name="P2">http://www.w3schools.com/xml/xml_examples.asp Viewing XML Files</text:p>
      <text:p text:style-name="P2">a. ¿qué información puedes encontrar en cada uno de los 4 ejemplos?</text:p>
      <text:p text:style-name="P1">Apaerentemente no se encuentra ninguna información en los ejemplos.</text:p>
      <text:p text:style-name="P2">b. Descarga el código xml del último ejemplo y abrelo en Visual Studio Code</text:p>
      <text:p text:style-name="P2">para hacer una captura</text:p>
      <text:p text:style-name="P1"/>
      <text:p text:style-name="P1"/>
      <text:h text:style-name="Heading_20_3" text:outline-level="3"><text:span text:style-name="T1">3)</text:span> ¿Qué error hay en el siguiente documento XML?</text:h>
      <text:p text:style-name="P1">&lt;?xml version="1.0" encoding="UTF-8"?&gt;</text:p>
      <text:p text:style-name="P1">&lt;pelicula&gt;</text:p>
      <text:p text:style-name="P1">&lt;titulo&gt;Con faldas y a lo loco&lt;/titulo&gt;</text:p>
      <text:p text:style-name="P1">&lt;director&gt;Billy Wilder&lt;/director&gt;</text:p>
      <text:p text:style-name="P1">&lt;/pelicula&gt;</text:p>
      <text:p text:style-name="P1">&lt;pelicula&gt;</text:p>
      <text:p text:style-name="P1">&lt;director&gt;Leo McCarey&lt;/director&gt;</text:p>
      <text:p text:style-name="P1">&lt;titulo&gt;Sopa de ganso&lt;/titulo&gt;</text:p>
      <text:p text:style-name="P1">&lt;/pelicula&gt;</text:p>
      <text:p text:style-name="P1"/>
      <text:p text:style-name="P1">En la columan 5, linea 2 el elemento debe estar bien formado.</text:p>
      <text:p text:style-name="P1"/>
      <text:p text:style-name="P1"/>
      <text:p text:style-name="P1"/>
      <text:p text:style-name="P1"><text:soft-page-break/></text:p>
      <text:p text:style-name="P1">4) Modelar en XML una libreta de contactos.</text:p>
      <text:p text:style-name="P1">Se debe modelar la siguiente información:</text:p>
      <text:p text:style-name="P1">● nombre</text:p>
      <text:p text:style-name="P1">● dirección (calle, código postal, ciudad)</text:p>
      <text:p text:style-name="P1">● dispositivo (teléfono fijo, teléfono móvil, correo electrónico)Habrá al menos 2 contactos de ejemplo.</text:p>
      <text:p text:style-name="P1">Valídalo en la página web anterior.</text:p>
      <text:p text:style-name="P1"/>
      <text:p text:style-name="P8"><text:span text:style-name="T3">&lt;?</text:span><text:span text:style-name="T4">xml</text:span><text:span text:style-name="T5"> version</text:span>=<text:span text:style-name="T6">"1.0"</text:span><text:span text:style-name="T5"> encoding</text:span>=<text:span text:style-name="T6">"UTF-8"</text:span><text:span text:style-name="T3">?&gt;</text:span></text:p>
      <text:p text:style-name="P6"><text:span text:style-name="T3">&lt;</text:span><text:span text:style-name="T4">agenda</text:span><text:span text:style-name="T3">&gt;</text:span></text:p>
      <text:p text:style-name="P11"/>
      <text:p text:style-name="P6"><text:span text:style-name="T3">&lt;</text:span><text:span text:style-name="T4">contactos</text:span><text:span text:style-name="T3">&gt;</text:span></text:p>
      <text:p text:style-name="P11"/>
      <text:p text:style-name="P6"><text:span text:style-name="T3">&lt;</text:span><text:span text:style-name="T4">nombre</text:span><text:span text:style-name="T3">&gt;</text:span> Aitana García <text:span text:style-name="T3">&lt;/</text:span><text:span text:style-name="T4">nombre</text:span><text:span text:style-name="T3">&gt;</text:span></text:p>
      <text:p text:style-name="P11"/>
      <text:p text:style-name="P6"><text:span text:style-name="T3">&lt;</text:span><text:span text:style-name="T4">direccion</text:span><text:span text:style-name="T3">&gt;</text:span></text:p>
      <text:p text:style-name="P11"/>
      <text:p text:style-name="P6"><text:span text:style-name="T3">&lt;</text:span><text:span text:style-name="T4">calle</text:span><text:span text:style-name="T3">&gt;</text:span> Plaza España <text:span text:style-name="T3">&lt;/</text:span><text:span text:style-name="T4">calle</text:span><text:span text:style-name="T3">&gt;</text:span></text:p>
      <text:p text:style-name="P6"><text:span text:style-name="T3">&lt;</text:span><text:span text:style-name="T4">codigoPostal</text:span><text:span text:style-name="T3">&gt;</text:span> 03169 <text:span text:style-name="T3">&lt;/</text:span><text:span text:style-name="T4">codigoPostal</text:span><text:span text:style-name="T3">&gt;</text:span></text:p>
      <text:p text:style-name="P6"><text:span text:style-name="T3">&lt;</text:span><text:span text:style-name="T4">ciudad</text:span><text:span text:style-name="T3">&gt;</text:span> Algorfa <text:span text:style-name="T3">&lt;/</text:span><text:span text:style-name="T4">ciudad</text:span><text:span text:style-name="T3">&gt;</text:span></text:p>
      <text:p text:style-name="P11"/>
      <text:p text:style-name="P6"><text:span text:style-name="T3">&lt;/</text:span><text:span text:style-name="T4">direccion</text:span><text:span text:style-name="T3">&gt;</text:span></text:p>
      <text:p text:style-name="P11"/>
      <text:p text:style-name="P6"><text:span text:style-name="T3">&lt;</text:span><text:span text:style-name="T4">dispositivo</text:span><text:span text:style-name="T3">&gt;</text:span></text:p>
      <text:p text:style-name="P11"/>
      <text:p text:style-name="P6"><text:span text:style-name="T3">&lt;</text:span><text:span text:style-name="T4">telefonoFijo</text:span><text:span text:style-name="T3">&gt;</text:span> 988467803 <text:span text:style-name="T3">&lt;/</text:span><text:span text:style-name="T4">telefonoFijo</text:span><text:span text:style-name="T3">&gt;</text:span></text:p>
      <text:p text:style-name="P6"><text:span text:style-name="T3">&lt;</text:span><text:span text:style-name="T4">telefonoMovil</text:span><text:span text:style-name="T3">&gt;</text:span> 683454887 <text:span text:style-name="T3">&lt;/</text:span><text:span text:style-name="T4">telefonoMovil</text:span><text:span text:style-name="T3">&gt;</text:span></text:p>
      <text:p text:style-name="P6"><text:span text:style-name="T3">&lt;</text:span><text:span text:style-name="T4">correo</text:span><text:span text:style-name="T3">&gt;</text:span> aitanagp@gmail.com <text:span text:style-name="T3">&lt;/</text:span><text:span text:style-name="T4">correo</text:span><text:span text:style-name="T3">&gt;</text:span></text:p>
      <text:p text:style-name="P11"/>
      <text:p text:style-name="P6"><text:span text:style-name="T3">&lt;/</text:span><text:span text:style-name="T4">dispositivo</text:span><text:span text:style-name="T3">&gt;</text:span></text:p>
      <text:p text:style-name="P6"><text:span text:style-name="T3">&lt;/</text:span><text:span text:style-name="T4">contactos</text:span><text:span text:style-name="T3">&gt;</text:span></text:p>
      <text:p text:style-name="P11"/>
      <text:p text:style-name="P6"><text:span text:style-name="T3">&lt;</text:span><text:span text:style-name="T4">contactos</text:span><text:span text:style-name="T3">&gt;</text:span></text:p>
      <text:p text:style-name="P11"/>
      <text:p text:style-name="P6"><text:span text:style-name="T3">&lt;</text:span><text:span text:style-name="T4">nombre</text:span><text:span text:style-name="T3">&gt;</text:span> Bernardo García <text:span text:style-name="T3">&lt;/</text:span><text:span text:style-name="T4">nombre</text:span><text:span text:style-name="T3">&gt;</text:span></text:p>
      <text:p text:style-name="P11"/>
      <text:p text:style-name="P6"><text:span text:style-name="T3">&lt;</text:span><text:span text:style-name="T4">direccion</text:span><text:span text:style-name="T3">&gt;</text:span></text:p>
      <text:p text:style-name="P11"/>
      <text:p text:style-name="P6"><text:span text:style-name="T3">&lt;</text:span><text:span text:style-name="T4">calle</text:span><text:span text:style-name="T3">&gt;</text:span> calle mayor <text:span text:style-name="T3">&lt;/</text:span><text:span text:style-name="T4">calle</text:span><text:span text:style-name="T3">&gt;</text:span></text:p>
      <text:p text:style-name="P6"><text:span text:style-name="T3">&lt;</text:span><text:span text:style-name="T4">codigoPostal</text:span><text:span text:style-name="T3">&gt;</text:span> 03160 <text:span text:style-name="T3">&lt;/</text:span><text:span text:style-name="T4">codigoPostal</text:span><text:span text:style-name="T3">&gt;</text:span></text:p>
      <text:p text:style-name="P6"><text:span text:style-name="T3">&lt;</text:span><text:span text:style-name="T4">ciudad</text:span><text:span text:style-name="T3">&gt;</text:span> Almoradí <text:span text:style-name="T3">&lt;/</text:span><text:span text:style-name="T4">ciudad</text:span><text:span text:style-name="T3">&gt;</text:span></text:p>
      <text:p text:style-name="P11"/>
      <text:p text:style-name="P6"><text:span text:style-name="T3">&lt;/</text:span><text:span text:style-name="T4">direccion</text:span><text:span text:style-name="T3">&gt;</text:span></text:p>
      <text:p text:style-name="P11"/>
      <text:p text:style-name="P6"><text:span text:style-name="T3">&lt;</text:span><text:span text:style-name="T4">dispositivo</text:span><text:span text:style-name="T3">&gt;</text:span></text:p>
      <text:p text:style-name="P11"/>
      <text:p text:style-name="P6"><text:span text:style-name="T3">&lt;</text:span><text:span text:style-name="T4">telefonoFijo</text:span><text:span text:style-name="T3">&gt;</text:span> 976334712 <text:span text:style-name="T3">&lt;/</text:span><text:span text:style-name="T4">telefonoFijo</text:span><text:span text:style-name="T3">&gt;</text:span></text:p>
      <text:p text:style-name="P6"><text:span text:style-name="T3">&lt;</text:span><text:span text:style-name="T4">telefonoMovil</text:span><text:span text:style-name="T3">&gt;</text:span> 661309247 <text:span text:style-name="T3">&lt;/</text:span><text:span text:style-name="T4">telefonoMovil</text:span><text:span text:style-name="T3">&gt;</text:span></text:p>
      <text:p text:style-name="P6"><text:span text:style-name="T3">&lt;</text:span><text:span text:style-name="T4">correo</text:span><text:span text:style-name="T3">&gt;</text:span> bgar@gmail.com <text:span text:style-name="T3">&lt;/</text:span><text:span text:style-name="T4">correo</text:span><text:span text:style-name="T3">&gt;</text:span></text:p>
      <text:p text:style-name="P11"/>
      <text:p text:style-name="P6"><text:soft-page-break/><text:span text:style-name="T3">&lt;/</text:span><text:span text:style-name="T4">dispositivo</text:span><text:span text:style-name="T3">&gt;</text:span></text:p>
      <text:p text:style-name="P6"><text:span text:style-name="T3">&lt;/</text:span><text:span text:style-name="T4">contactos</text:span><text:span text:style-name="T3">&gt;</text:span></text:p>
      <text:p text:style-name="P11"/>
      <text:p text:style-name="P7"><text:span text:style-name="T3">&lt;/</text:span><text:span text:style-name="T4">agenda</text:span><text:span text:style-name="T3">&gt;</text:span></text:p>
      <text:p text:style-name="P1"/>
      <text:p text:style-name="P12"/>
      <text:p text:style-name="P12">5)</text:p>
      <text:p text:style-name="P9"><text:span text:style-name="T3">&lt;?</text:span><text:span text:style-name="T4">xml</text:span><text:span text:style-name="T5"> version</text:span>=<text:span text:style-name="T6">"1.0"</text:span><text:span text:style-name="T5"> encoding</text:span>=<text:span text:style-name="T6">"UTF-8"</text:span><text:span text:style-name="T3">?&gt;</text:span></text:p>
      <text:p text:style-name="P6"><text:span text:style-name="T3">&lt;</text:span><text:span text:style-name="T4">marcadores</text:span><text:span text:style-name="T3">&gt;</text:span></text:p>
      <text:p text:style-name="P6"><text:span text:style-name="T3">&lt;</text:span><text:span text:style-name="T4">pagina</text:span><text:span text:style-name="T3">&gt;</text:span></text:p>
      <text:p text:style-name="P6"><text:span text:style-name="T3">&lt;</text:span><text:span text:style-name="T4">nombre</text:span><text:span text:style-name="T3">&gt;</text:span>aules<text:span text:style-name="T3">&lt;/</text:span><text:span text:style-name="T4">nombre</text:span><text:span text:style-name="T3">&gt;</text:span></text:p>
      <text:p text:style-name="P6"><text:span text:style-name="T3">&lt;</text:span><text:span text:style-name="T4">url</text:span><text:span text:style-name="T3">&gt;</text:span>https://portal.edu.gva.es/aules/<text:span text:style-name="T3">&lt;/</text:span><text:span text:style-name="T4">url</text:span><text:span text:style-name="T3">&gt;</text:span></text:p>
      <text:p text:style-name="P6"><text:span text:style-name="T3">&lt;</text:span><text:span text:style-name="T4">descripcion</text:span><text:span text:style-name="T3">&gt;</text:span>Es la pagina web para acceder a las asignaturas<text:span text:style-name="T3">&lt;/</text:span><text:span text:style-name="T4">descripcion</text:span><text:span text:style-name="T3">&gt;</text:span></text:p>
      <text:p text:style-name="P6"><text:span text:style-name="T3">&lt;</text:span><text:span text:style-name="T4">pagina</text:span><text:span text:style-name="T3">&gt;</text:span></text:p>
      <text:p text:style-name="P6"><text:span text:style-name="T3">&lt;</text:span><text:span text:style-name="T4">pagina</text:span><text:span text:style-name="T3">&gt;</text:span></text:p>
      <text:p text:style-name="P6"><text:span text:style-name="T3">&lt;</text:span><text:span text:style-name="T4">nombre</text:span><text:span text:style-name="T3">&gt;</text:span>gmail<text:span text:style-name="T3">&lt;/</text:span><text:span text:style-name="T4">nombre</text:span><text:span text:style-name="T3">&gt;</text:span></text:p>
      <text:p text:style-name="P6"><text:span text:style-name="T3">&lt;</text:span><text:span text:style-name="T4">url</text:span><text:span text:style-name="T3">&gt;</text:span>https://www.google.com/intl/es/gmail/about/<text:span text:style-name="T3">&lt;/</text:span><text:span text:style-name="T4">url</text:span><text:span text:style-name="T3">&gt;</text:span></text:p>
      <text:p text:style-name="P6"><text:span text:style-name="T3">&lt;</text:span><text:span text:style-name="T4">descripcion</text:span><text:span text:style-name="T3">&gt;</text:span>página para acceder al correo electrónico<text:span text:style-name="T3">&lt;/</text:span><text:span text:style-name="T4">descripcion</text:span><text:span text:style-name="T3">&gt;</text:span></text:p>
      <text:p text:style-name="P6"><text:span text:style-name="T3">&lt;</text:span><text:span text:style-name="T4">pagina</text:span><text:span text:style-name="T3">&gt;</text:span></text:p>
      <text:p text:style-name="P6"><text:span text:style-name="T3">&lt;/</text:span><text:span text:style-name="T4">marcadores</text:span><text:span text:style-name="T3">&gt;</text:span></text:p>
      <text:p text:style-name="P12"/>
      <text:p text:style-name="P13">6)</text:p>
      <text:p text:style-name="P13"/>
      <text:p text:style-name="P10"><text:span text:style-name="T3">&lt;?</text:span><text:span text:style-name="T4">xml</text:span><text:span text:style-name="T5"> version</text:span>=<text:span text:style-name="T6">"1.0"</text:span><text:span text:style-name="T5"> encoding</text:span>=<text:span text:style-name="T6">"UTF-8"</text:span><text:span text:style-name="T3">?&gt;</text:span></text:p>
      <text:p text:style-name="P11"/>
      <text:p text:style-name="P6"><text:span text:style-name="T3">&lt;</text:span><text:span text:style-name="T4">mensaje</text:span><text:span text:style-name="T3">&gt;</text:span></text:p>
      <text:p text:style-name="P6"><text:span text:style-name="T3">&lt;</text:span><text:span text:style-name="T4">remite</text:span><text:span text:style-name="T3">&gt;</text:span></text:p>
      <text:p text:style-name="P6"><text:span text:style-name="T3">&lt;</text:span><text:span text:style-name="T4">nombre</text:span><text:span text:style-name="T3">&gt;</text:span> Alfredo Reino <text:span text:style-name="T3">&lt;/</text:span><text:span text:style-name="T4">nombre</text:span><text:span text:style-name="T3">&gt;</text:span></text:p>
      <text:p text:style-name="P6"><text:span text:style-name="T3">&lt;</text:span><text:span text:style-name="T4">email</text:span><text:span text:style-name="T3">&gt;</text:span> alf@ibium.com <text:span text:style-name="T3">&lt;/</text:span><text:span text:style-name="T4">email</text:span><text:span text:style-name="T3">&gt;</text:span></text:p>
      <text:p text:style-name="P6"><text:span text:style-name="T3">&lt;/</text:span><text:span text:style-name="T4">remite</text:span><text:span text:style-name="T3">&gt;</text:span></text:p>
      <text:p text:style-name="P6"><text:span text:style-name="T3">&lt;</text:span><text:span text:style-name="T4">destinatario</text:span><text:span text:style-name="T3">&gt;</text:span></text:p>
      <text:p text:style-name="P6"><text:span text:style-name="T3">&lt;</text:span><text:span text:style-name="T4">nombre</text:span><text:span text:style-name="T3">&gt;</text:span> Bill Clinton <text:span text:style-name="T3">&lt;/</text:span><text:span text:style-name="T4">nombre</text:span><text:span text:style-name="T3">&gt;</text:span></text:p>
      <text:p text:style-name="P6"><text:span text:style-name="T3">&lt;</text:span><text:span text:style-name="T4">email</text:span><text:span text:style-name="T3">&gt;</text:span> president@whitehouse.gov <text:span text:style-name="T3">&lt;/</text:span><text:span text:style-name="T4">email</text:span><text:span text:style-name="T3">&gt;</text:span></text:p>
      <text:p text:style-name="P6"><text:span text:style-name="T3">&lt;/</text:span><text:span text:style-name="T4">destinatario</text:span><text:span text:style-name="T3">&gt;</text:span></text:p>
      <text:p text:style-name="P6"><text:span text:style-name="T3">&lt;</text:span><text:span text:style-name="T4">asunto</text:span><text:span text:style-name="T3">&gt;</text:span> Hola Bill <text:span text:style-name="T3">&lt;/</text:span><text:span text:style-name="T4">asunto</text:span><text:span text:style-name="T3">&gt;</text:span></text:p>
      <text:p text:style-name="P6"><text:span text:style-name="T3">&lt;</text:span><text:span text:style-name="T4">texto</text:span><text:span text:style-name="T3">&gt;</text:span></text:p>
      <text:p text:style-name="P6"><text:span text:style-name="T3">&lt;</text:span><text:span text:style-name="T4">p</text:span><text:span text:style-name="T3">&gt;</text:span>¿Hola qué tal?...<text:span text:style-name="T3">&lt;/</text:span><text:span text:style-name="T4">p</text:span><text:span text:style-name="T3">&gt;</text:span></text:p>
      <text:p text:style-name="P6"><text:span text:style-name="T3">&lt;</text:span><text:span text:style-name="T4">p</text:span><text:span text:style-name="T3">&gt;</text:span>Despues de mucho tiempo sin contacto...<text:span text:style-name="T3">&lt;/</text:span><text:span text:style-name="T4">p</text:span><text:span text:style-name="T3">&gt;</text:span></text:p>
      <text:p text:style-name="P6"><text:span text:style-name="T3">&lt;</text:span><text:span text:style-name="T4">p</text:span><text:span text:style-name="T3">&gt;</text:span>Ya que ha terminado toda esta situación le informo...<text:span text:style-name="T3">&lt;/</text:span><text:span text:style-name="T4">p</text:span><text:span text:style-name="T3">&gt;</text:span></text:p>
      <text:p text:style-name="P6"><text:span text:style-name="T3">&lt;/</text:span><text:span text:style-name="T4">texto</text:span><text:span text:style-name="T3">&gt;</text:span></text:p>
      <text:p text:style-name="P11"/>
      <text:p text:style-name="P6"><text:span text:style-name="T3">&lt;/</text:span><text:span text:style-name="T4">mensaje</text:span><text:span text:style-name="T3">&gt;</text:span></text:p>
      <text:p text:style-name="P13"/>
      <text:p text:style-name="P4"/>
      <text:p text:style-name="P4">9) Conversión de tipos</text:p>
      <text:p text:style-name="P4"/>
      <text:p text:style-name="P4">a) Obtén el código XML equivalente de los dos archivos .json siguientes usando una web</text:p>
      <text:p text:style-name="P4">de conversión on-line ( por ejemplo www.freeformatter.com o http://www.utilities-</text:p>
      <text:p text:style-name="P4">online.info/xmltojson).</text:p>
      <text:p text:style-name="P4"/>
      <text:p text:style-name="P4">Archivo 1:</text:p>
      <text:p text:style-name="P4"><text:soft-page-break/></text:p>
      <text:p text:style-name="P14"><text:bookmark text:name="output"/><text:span text:style-name="Source_20_Text">&lt;?xml version="1.0" encoding="UTF-8"?&gt;</text:span></text:p>
      <text:p text:style-name="Preformatted_20_Text"><text:span text:style-name="Source_20_Text">&lt;root&gt;</text:span></text:p>
      <text:p text:style-name="Preformatted_20_Text"><text:span text:style-name="Source_20_Text"><text:s text:c="3"/>&lt;active&gt;true&lt;/active&gt;</text:span></text:p>
      <text:p text:style-name="Preformatted_20_Text"><text:span text:style-name="Source_20_Text"><text:s text:c="3"/>&lt;formed&gt;2016&lt;/formed&gt;</text:span></text:p>
      <text:p text:style-name="Preformatted_20_Text"><text:span text:style-name="Source_20_Text"><text:s text:c="3"/>&lt;homeTown&gt;Metro City&lt;/homeTown&gt;</text:span></text:p>
      <text:p text:style-name="Preformatted_20_Text"><text:span text:style-name="Source_20_Text"><text:s text:c="3"/>&lt;members&gt;</text:span></text:p>
      <text:p text:style-name="Preformatted_20_Text"><text:span text:style-name="Source_20_Text"><text:s text:c="6"/>&lt;element&gt;</text:span></text:p>
      <text:p text:style-name="Preformatted_20_Text"><text:span text:style-name="Source_20_Text"><text:s text:c="9"/>&lt;age&gt;29&lt;/age&gt;</text:span></text:p>
      <text:p text:style-name="Preformatted_20_Text"><text:span text:style-name="Source_20_Text"><text:s text:c="9"/>&lt;name&gt;Molecule Man&lt;/name&gt;</text:span></text:p>
      <text:p text:style-name="Preformatted_20_Text"><text:span text:style-name="Source_20_Text"><text:s text:c="9"/>&lt;power&gt;Radiation resistance&lt;/power&gt;</text:span></text:p>
      <text:p text:style-name="Preformatted_20_Text"><text:span text:style-name="Source_20_Text"><text:s text:c="9"/>&lt;secretIdentity&gt;Dan Jukes&lt;/secretIdentity&gt;</text:span></text:p>
      <text:p text:style-name="Preformatted_20_Text"><text:span text:style-name="Source_20_Text"><text:s text:c="6"/>&lt;/element&gt;</text:span></text:p>
      <text:p text:style-name="Preformatted_20_Text"><text:span text:style-name="Source_20_Text"><text:s text:c="6"/>&lt;element&gt;</text:span></text:p>
      <text:p text:style-name="Preformatted_20_Text"><text:span text:style-name="Source_20_Text"><text:s text:c="9"/>&lt;age&gt;39&lt;/age&gt;</text:span></text:p>
      <text:p text:style-name="Preformatted_20_Text"><text:span text:style-name="Source_20_Text"><text:s text:c="9"/>&lt;name&gt;Madame Uppercut&lt;/name&gt;</text:span></text:p>
      <text:p text:style-name="Preformatted_20_Text"><text:span text:style-name="Source_20_Text"><text:s text:c="9"/>&lt;power&gt;Damage resistance&lt;/power&gt;</text:span></text:p>
      <text:p text:style-name="Preformatted_20_Text"><text:span text:style-name="Source_20_Text"><text:s text:c="9"/>&lt;secretIdentity&gt;Jane Wilson&lt;/secretIdentity&gt;</text:span></text:p>
      <text:p text:style-name="Preformatted_20_Text"><text:span text:style-name="Source_20_Text"><text:s text:c="6"/>&lt;/element&gt;</text:span></text:p>
      <text:p text:style-name="P16"><text:span text:style-name="Source_20_Text"><text:s text:c="6"/>&lt;element&gt;</text:span></text:p>
      <text:p text:style-name="P16"><text:span text:style-name="Source_20_Text"/></text:p>
      <text:p text:style-name="P17"><text:span text:style-name="Source_20_Text"><text:span text:style-name="T2">Archivo 2:</text:span></text:span></text:p>
      <text:p text:style-name="P17"><text:bookmark text:name="output6"/><text:span text:style-name="Source_20_Text">&lt;?xml version="1.0" encoding="UTF-8"?&gt;</text:span></text:p>
      <text:p text:style-name="Preformatted_20_Text"><text:span text:style-name="Source_20_Text">&lt;root&gt;</text:span></text:p>
      <text:p text:style-name="Preformatted_20_Text"><text:span text:style-name="Source_20_Text"><text:s text:c="3"/>&lt;marcadores&gt;</text:span></text:p>
      <text:p text:style-name="Preformatted_20_Text"><text:span text:style-name="Source_20_Text"><text:s text:c="6"/>&lt;element&gt;</text:span></text:p>
      <text:p text:style-name="Preformatted_20_Text"><text:span text:style-name="Source_20_Text"><text:s text:c="9"/>&lt;city&gt;Madrid&lt;/city&gt;</text:span></text:p>
      <text:p text:style-name="Preformatted_20_Text"><text:span text:style-name="Source_20_Text"><text:s text:c="9"/>&lt;description&gt;Puerta del Sol&lt;/description&gt;</text:span></text:p>
      <text:p text:style-name="Preformatted_20_Text"><text:span text:style-name="Source_20_Text"><text:s text:c="9"/>&lt;latitude&gt;40.416875&lt;/latitude&gt;</text:span></text:p>
      <text:p text:style-name="Preformatted_20_Text"><text:span text:style-name="Source_20_Text"><text:s text:c="9"/>&lt;longitude&gt;-3.703308&lt;/longitude&gt;</text:span></text:p>
      <text:p text:style-name="Preformatted_20_Text"><text:span text:style-name="Source_20_Text"><text:s text:c="6"/>&lt;/element&gt;</text:span></text:p>
      <text:p text:style-name="Preformatted_20_Text"><text:span text:style-name="Source_20_Text"><text:s text:c="6"/>&lt;element&gt;</text:span></text:p>
      <text:p text:style-name="Preformatted_20_Text"><text:span text:style-name="Source_20_Text"><text:s text:c="9"/>&lt;city&gt;Madrid&lt;/city&gt;</text:span></text:p>
      <text:p text:style-name="Preformatted_20_Text"><text:span text:style-name="Source_20_Text"><text:s text:c="9"/>&lt;description&gt;Paseo del Prado&lt;/description&gt;</text:span></text:p>
      <text:p text:style-name="Preformatted_20_Text"><text:span text:style-name="Source_20_Text"><text:s text:c="9"/>&lt;latitude&gt;40.417438&lt;/latitude&gt;</text:span></text:p>
      <text:p text:style-name="Preformatted_20_Text"><text:span text:style-name="Source_20_Text"><text:s text:c="9"/>&lt;longitude&gt;-3.693363&lt;/longitude&gt;</text:span></text:p>
      <text:p text:style-name="Preformatted_20_Text"><text:span text:style-name="Source_20_Text"><text:s text:c="6"/>&lt;/element&gt;</text:span></text:p>
      <text:p text:style-name="Preformatted_20_Text"><text:span text:style-name="Source_20_Text"><text:s text:c="6"/>&lt;element&gt;</text:span></text:p>
      <text:p text:style-name="Preformatted_20_Text"><text:span text:style-name="Source_20_Text"><text:s text:c="9"/>&lt;city&gt;Madrid&lt;/city&gt;</text:span></text:p>
      <text:p text:style-name="Preformatted_20_Text"><text:span text:style-name="Source_20_Text"><text:s text:c="9"/>&lt;description&gt;Estación de Atocha&lt;/description&gt;</text:span></text:p>
      <text:p text:style-name="Preformatted_20_Text"><text:span text:style-name="Source_20_Text"><text:s text:c="9"/>&lt;latitude&gt;40.407015&lt;/latitude&gt;</text:span></text:p>
      <text:p text:style-name="Preformatted_20_Text"><text:span text:style-name="Source_20_Text"><text:s text:c="9"/>&lt;longitude&gt;-3.691163&lt;/longitude&gt;</text:span></text:p>
      <text:p text:style-name="Preformatted_20_Text"><text:span text:style-name="Source_20_Text"><text:s text:c="6"/>&lt;/element&gt;</text:span></text:p>
      <text:p text:style-name="Preformatted_20_Text"><text:span text:style-name="Source_20_Text"><text:s text:c="3"/>&lt;/marcadores&gt;</text:span></text:p>
      <text:p text:style-name="P16"><text:span text:style-name="Source_20_Text">&lt;/root&gt;</text:span></text:p>
      <text:p text:style-name="P4"/>
      <text:p text:style-name="P4">b) Minifica los datos JSON con una web de conversion online</text:p>
      <text:p text:style-name="P4"/>
      <text:p text:style-name="P5">Archivo 1:</text:p>
      <text:p text:style-name="P4"/>
      <text:p text:style-name="P14"><text:bookmark text:name="output1"/><text:span text:style-name="Source_20_Text">{</text:span><text:span text:style-name="Source_20_Text"><draw:frame draw:style-name="fr1" draw:name="Imagen1" text:anchor-type="as-char" svg:width="0.238cm" svg:height="0.238cm" draw:z-index="4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3"/>"squadName": "Super hero squad",</text:span></text:p>
      <text:p text:style-name="Preformatted_20_Text"><text:span text:style-name="Source_20_Text"><text:s text:c="3"/>"homeTown": "Metro City",</text:span></text:p>
      <text:p text:style-name="Preformatted_20_Text"><text:span text:style-name="Source_20_Text"><text:s text:c="3"/>"formed": 2016,</text:span></text:p>
      <text:p text:style-name="Preformatted_20_Text"><text:span text:style-name="Source_20_Text"><text:s text:c="3"/>"secretBase": "Super tower",</text:span></text:p>
      <text:p text:style-name="Preformatted_20_Text"><text:span text:style-name="Source_20_Text"><text:s text:c="3"/>"active": true,</text:span></text:p>
      <text:p text:style-name="Preformatted_20_Text"><text:soft-page-break/><text:span text:style-name="Source_20_Text"><text:s text:c="3"/>"members": [</text:span><text:span text:style-name="Source_20_Text"><draw:frame draw:style-name="fr1" draw:name="Imagen2" text:anchor-type="as-char" svg:width="0.238cm" svg:height="0.238cm" draw:z-index="0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6"/>{</text:span><text:span text:style-name="Source_20_Text"><draw:frame draw:style-name="fr1" draw:name="Imagen3" text:anchor-type="as-char" svg:width="0.238cm" svg:height="0.238cm" draw:z-index="1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9"/>"name": "Molecule Man",</text:span></text:p>
      <text:p text:style-name="Preformatted_20_Text"><text:span text:style-name="Source_20_Text"><text:s text:c="9"/>"age": 29,</text:span></text:p>
      <text:p text:style-name="Preformatted_20_Text"><text:span text:style-name="Source_20_Text"><text:s text:c="9"/>"secretIdentity": "Dan Jukes",</text:span></text:p>
      <text:p text:style-name="Preformatted_20_Text"><text:span text:style-name="Source_20_Text"><text:s text:c="9"/>"power": "Radiation resistance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text:span text:style-name="Source_20_Text"><draw:frame draw:style-name="fr1" draw:name="Imagen4" text:anchor-type="as-char" svg:width="0.238cm" svg:height="0.238cm" draw:z-index="2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9"/>"name": "Madame Uppercut",</text:span></text:p>
      <text:p text:style-name="Preformatted_20_Text"><text:span text:style-name="Source_20_Text"><text:s text:c="9"/>"age": 39,</text:span></text:p>
      <text:p text:style-name="Preformatted_20_Text"><text:span text:style-name="Source_20_Text"><text:s text:c="9"/>"secretIdentity": "Jane Wilson",</text:span></text:p>
      <text:p text:style-name="Preformatted_20_Text"><text:span text:style-name="Source_20_Text"><text:s text:c="9"/>"power": "Damage resistance"</text:span></text:p>
      <text:p text:style-name="Preformatted_20_Text"><text:span text:style-name="Source_20_Text"><text:s text:c="6"/>},</text:span></text:p>
      <text:p text:style-name="P16"><text:span text:style-name="Source_20_Text"><text:s text:c="6"/>{</text:span><text:span text:style-name="Source_20_Text"><draw:frame draw:style-name="fr1" draw:name="Imagen5" text:anchor-type="as-char" svg:width="0.238cm" svg:height="0.238cm" draw:z-index="3"><draw:image xlink:href="Pictures/100002000000000900000009114AF2AAD5FB8C12.gif" xlink:type="simple" xlink:show="embed" xlink:actuate="onLoad" loext:mime-type="image/gif"/></draw:frame></text:span></text:p>
      <text:p text:style-name="P5">Archivo 2:</text:p>
      <text:p text:style-name="P5"/>
      <text:p text:style-name="P15"><text:bookmark text:name="output7"/><text:span text:style-name="Source_20_Text">{</text:span><text:span text:style-name="Source_20_Text"><draw:frame draw:style-name="fr1" draw:name="Imagen6" text:anchor-type="as-char" svg:width="0.238cm" svg:height="0.238cm" draw:z-index="9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3"/>"marcadores": [</text:span><text:span text:style-name="Source_20_Text"><draw:frame draw:style-name="fr1" draw:name="Imagen7" text:anchor-type="as-char" svg:width="0.238cm" svg:height="0.238cm" draw:z-index="5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6"/>{</text:span><text:span text:style-name="Source_20_Text"><draw:frame draw:style-name="fr1" draw:name="Imagen8" text:anchor-type="as-char" svg:width="0.238cm" svg:height="0.238cm" draw:z-index="6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9"/>"latitude": 40.416875,</text:span></text:p>
      <text:p text:style-name="Preformatted_20_Text"><text:span text:style-name="Source_20_Text"><text:s text:c="9"/>"longitude": -3.703308,</text:span></text:p>
      <text:p text:style-name="Preformatted_20_Text"><text:span text:style-name="Source_20_Text"><text:s text:c="9"/>"city": "Madrid",</text:span></text:p>
      <text:p text:style-name="Preformatted_20_Text"><text:span text:style-name="Source_20_Text"><text:s text:c="9"/>"description": "Puerta del Sol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text:span text:style-name="Source_20_Text"><draw:frame draw:style-name="fr1" draw:name="Imagen9" text:anchor-type="as-char" svg:width="0.238cm" svg:height="0.238cm" draw:z-index="7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9"/>"latitude": 40.417438,</text:span></text:p>
      <text:p text:style-name="Preformatted_20_Text"><text:span text:style-name="Source_20_Text"><text:s text:c="9"/>"longitude": -3.693363,</text:span></text:p>
      <text:p text:style-name="Preformatted_20_Text"><text:span text:style-name="Source_20_Text"><text:s text:c="9"/>"city": "Madrid",</text:span></text:p>
      <text:p text:style-name="Preformatted_20_Text"><text:span text:style-name="Source_20_Text"><text:s text:c="9"/>"description": "Paseo del Prado"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{</text:span><text:span text:style-name="Source_20_Text"><draw:frame draw:style-name="fr1" draw:name="Imagen10" text:anchor-type="as-char" svg:width="0.238cm" svg:height="0.238cm" draw:z-index="8"><draw:image xlink:href="Pictures/100002000000000900000009114AF2AAD5FB8C12.gif" xlink:type="simple" xlink:show="embed" xlink:actuate="onLoad" loext:mime-type="image/gif"/></draw:frame></text:span></text:p>
      <text:p text:style-name="Preformatted_20_Text"><text:span text:style-name="Source_20_Text"><text:s text:c="9"/>"latitude": 40.407015,</text:span></text:p>
      <text:p text:style-name="Preformatted_20_Text"><text:span text:style-name="Source_20_Text"><text:s text:c="9"/>"longitude": -3.691163,</text:span></text:p>
      <text:p text:style-name="Preformatted_20_Text"><text:span text:style-name="Source_20_Text"><text:s text:c="9"/>"city": "Madrid",</text:span></text:p>
      <text:p text:style-name="Preformatted_20_Text"><text:span text:style-name="Source_20_Text"><text:s text:c="9"/>"description": "Estación de Atocha"</text:span></text:p>
      <text:p text:style-name="Preformatted_20_Text"><text:span text:style-name="Source_20_Text"><text:s text:c="6"/>}</text:span></text:p>
      <text:p text:style-name="Preformatted_20_Text"><text:span text:style-name="Source_20_Text"><text:s text:c="3"/>]</text:span></text:p>
      <text:p text:style-name="P16"><text:span text:style-name="Source_20_Text">}</text:span></text:p>
      <text:p text:style-name="P5"/>
      <text:p text:style-name="P5"/>
      <text:p text:style-name="P5"/>
      <text:p text:style-name="P4">c) Explica qué crees que representan los datos y da una breve explicación de cómo se</text:p>
      <text:p text:style-name="P4">organiz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08:11:14.175836153</meta:creation-date>
    <dc:date>2022-10-04T08:59:16.198598285</dc:date>
    <meta:editing-duration>PT49M45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199" meta:word-count="543" meta:character-count="5444" meta:non-whitespace-character-count="4565"/>
  </office:meta>
</office:document-meta>
</file>